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fe3f9" officeooo:paragraph-rsid="000fe3f9"/>
    </style:style>
    <style:style style:name="P2" style:family="paragraph" style:parent-style-name="Standard">
      <style:text-properties fo:font-weight="bold" officeooo:rsid="000fe3f9" officeooo:paragraph-rsid="000fe3f9" style:font-weight-asian="bold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c586c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ctorial</text:p>
      <text:p text:style-name="Standard">//let number = prompt("enter the number");</text:p>
      <text:p text:style-name="Standard"/>
      <text:p text:style-name="Standard">function factorial(number) {</text:p>
      <text:p text:style-name="Standard">let answer = 1;</text:p>
      <text:p text:style-name="Standard">for(let i = number; i &gt;= 1; i--){</text:p>
      <text:p text:style-name="Standard">answer = answer *i;</text:p>
      <text:p text:style-name="Standard"/>
      <text:p text:style-name="Standard">}</text:p>
      <text:p text:style-name="Standard">console.log(answer);</text:p>
      <text:p text:style-name="Standard">}</text:p>
      <text:p text:style-name="Standard">factorial(11);</text:p>
      <text:p text:style-name="Standard">_____________________________________________________________________________</text:p>
      <text:p text:style-name="Standard"/>
      <text:p text:style-name="P2">Degree convertor</text:p>
      <text:p text:style-name="P1"/>
      <text:p text:style-name="P1">//let tcelcius = prompt("enter the degree in celcius");</text:p>
      <text:p text:style-name="P1">//let tfahrenhit = promt("enter the degree in Fahrenhit");</text:p>
      <text:p text:style-name="P1"/>
      <text:p text:style-name="P1">function celtoFahren(tcelcius){</text:p>
      <text:p text:style-name="P1"><text:s text:c="4"/>let fahren = tcelcius * 9/5 +32;</text:p>
      <text:p text:style-name="P1"><text:s text:c="3"/>console.log(tcelcius+"°C is " + fahren + "°F"); </text:p>
      <text:p text:style-name="P1">}</text:p>
      <text:p text:style-name="P1">celtoFahren(60);</text:p>
      <text:p text:style-name="P1"/>
      <text:p text:style-name="P1">function Fahrentocelcius(tfahren){</text:p>
      <text:p text:style-name="P1"><text:s text:c="4"/>let celcius = (tfahren-32) * 5/9;</text:p>
      <text:p text:style-name="P1"><text:s text:c="4"/>console.log(tfahren+"°F is " + celcius + "°C"); </text:p>
      <text:p text:style-name="P1">}</text:p>
      <text:p text:style-name="P1">Fahrentocelcius(45);</text:p>
      <text:p text:style-name="P1">________________________________________________________________________________</text:p>
      <text:p text:style-name="P2">Leap year</text:p>
      <text:p text:style-name="P1"/>
      <text:p text:style-name="P1">function leapYear(year) {</text:p>
      <text:p text:style-name="P1"><text:s text:c="4"/>if ( year %4 == 0) {</text:p>
      <text:p text:style-name="P1"><text:s text:c="8"/>console.log("year is leap year"); }</text:p>
      <text:p text:style-name="P1"><text:s text:c="8"/>else </text:p>
      <text:p text:style-name="P1"><text:s text:c="8"/>{console.log("year is not leap year"); }</text:p>
      <text:p text:style-name="P1"><text:s text:c="4"/>}</text:p>
      <text:p text:style-name="P1"><text:s text:c="4"/>const year = prompt("Enter a year");</text:p>
      <text:p text:style-name="P1">leapYear(year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1:30:32.546356120</meta:creation-date>
    <dc:date>2022-09-10T11:33:24.609909332</dc:date>
    <meta:editing-duration>PT2M53S</meta:editing-duration>
    <meta:editing-cycles>1</meta:editing-cycles>
    <meta:document-statistic meta:table-count="0" meta:image-count="0" meta:object-count="0" meta:page-count="1" meta:paragraph-count="34" meta:word-count="118" meta:character-count="968" meta:non-whitespace-character-count="831"/>
    <meta:generator>LibreOffice/7.3.5.2$Linux_X86_64 LibreOffice_project/30$Build-2</meta:generator>
  </office:meta>
</office:document-meta>
</file>